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4-12-27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4-11-0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4-06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4-02-2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3-12-0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3-09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3-06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3-03-0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2-12-06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2-08-04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2-05-25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2-02-1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1-11-16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1-07-21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1-03-2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0-11-12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0-07-15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20-03-0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9-11-13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9-06-20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9-02-2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8-08-1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8-02-0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7-10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7-08-10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7-06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7-02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6-12-1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6-10-1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6-06-0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6-02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5-10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5-06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5-02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4-10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4-08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4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4-04-0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4-02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12-1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10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08-1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06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04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3-02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2-12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2-10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2-04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2-02-1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1-09-2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1-07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1-05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1-03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1-01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11-2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09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07-0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05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03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10-01-1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09-11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09-09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0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6104492201</text:p>
          </table:table-cell>
          <table:table-cell office:value-type="string" calcext:value-type="string">
            <text:p>200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